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en Sans" style:font-size-asian="10.5pt"/>
    </style:style>
    <style:style style:name="P2" style:family="paragraph" style:parent-style-name="Text_20_body">
      <style:text-properties style:font-name="Open Sans" officeooo:rsid="001c6bf8" officeooo:paragraph-rsid="001c6bf8" style:font-size-asian="10.5pt"/>
    </style:style>
    <style:style style:name="P3" style:family="paragraph" style:parent-style-name="Text_20_body">
      <style:text-properties style:font-name="Open Sans" officeooo:rsid="001c6bf8" officeooo:paragraph-rsid="001fe628" style:font-size-asian="10.5pt"/>
    </style:style>
    <style:style style:name="P4" style:family="paragraph" style:parent-style-name="Text_20_body">
      <style:text-properties style:font-name="Open Sans" officeooo:paragraph-rsid="001c6bf8" style:font-size-asian="10.5pt"/>
    </style:style>
    <style:style style:name="P5" style:family="paragraph" style:parent-style-name="Text_20_body">
      <style:text-properties style:font-name="Open Sans" officeooo:paragraph-rsid="001fe628" style:font-size-asian="10.5pt"/>
    </style:style>
    <style:style style:name="P6" style:family="paragraph" style:parent-style-name="Text_20_body">
      <style:text-properties style:font-name="Open Sans" officeooo:rsid="002e4e87" officeooo:paragraph-rsid="002e4e87" style:font-size-asian="10.5pt"/>
    </style:style>
    <style:style style:name="P7" style:family="paragraph" style:parent-style-name="Text_20_body">
      <style:text-properties style:font-name="Open Sans" officeooo:rsid="002f2ef3" officeooo:paragraph-rsid="002f2ef3" style:font-size-asian="10.5pt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c6bf8" style:text-blinking="false" fo:background-color="transparent" style:font-size-asian="10.5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style:text-blinking="false" fo:background-color="transparent" style:font-size-asian="10.5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paragraph-rsid="001fe628" style:text-blinking="false" fo:background-color="transparent" style:font-size-asian="10.5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230a53" officeooo:paragraph-rsid="00230a53" style:text-blinking="false" fo:background-color="transparent" style:font-size-asian="10.5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style:font-size-asian="10.5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officeooo:paragraph-rsid="001fe628" style:font-size-asian="10.5pt"/>
    </style:style>
    <style:style style:name="P14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style:font-size-asian="10.5pt"/>
    </style:style>
    <style:style style:name="P15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2f2ef3" style:font-size-asian="10.5pt"/>
    </style:style>
    <style:style style:name="P16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fe628" style:text-blinking="false" fo:background-color="transparent" style:font-size-asian="10.5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c6bf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e4e8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c6bf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e254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1d50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01529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4eb2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1df88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4eb2c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4e8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2e4e87" style:text-blinking="false" fo:background-color="transparent" loext:char-shading-value="0"/>
    </style:style>
    <style:style style:name="T24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5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c6bf8" fo:background-color="transparent" loext:char-shading-value="0"/>
    </style:style>
    <style:style style:name="T26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e4e87" fo:background-color="transparent" loext:char-shading-value="0"/>
    </style:style>
    <style:style style:name="T27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301529" fo:background-color="transparent" loext:char-shading-value="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c6bf8" style:font-weight-asian="normal" style:font-weight-complex="normal"/>
    </style:style>
    <style:style style:name="T30" style:family="text">
      <style:text-properties fo:font-weight="normal" officeooo:rsid="001fe628" style:font-weight-asian="normal" style:font-weight-complex="normal"/>
    </style:style>
    <style:style style:name="T31" style:family="text">
      <style:text-properties fo:font-weight="normal" officeooo:rsid="002d81fe" style:font-weight-asian="normal" style:font-weight-complex="normal"/>
    </style:style>
    <style:style style:name="T32" style:family="text">
      <style:text-properties fo:font-weight="normal" officeooo:rsid="00301529" style:font-weight-asian="normal" style:font-weight-complex="normal"/>
    </style:style>
    <style:style style:name="T33" style:family="text">
      <style:text-properties fo:font-weight="normal" officeooo:rsid="0031df88" style:font-weight-asian="normal" style:font-weight-complex="normal"/>
    </style:style>
    <style:style style:name="T34" style:family="text">
      <style:text-properties fo:font-weight="normal" officeooo:rsid="0033dec8" style:font-weight-asian="normal" style:font-weight-complex="normal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24e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NT RECEIPT</text:p>
      <text:p text:style-name="P11"/>
      <text:p text:style-name="P11">Receipt Number: <text:span text:style-name="T28">201</text:span><text:span text:style-name="T32">8</text:span><text:span text:style-name="T28">/0</text:span><text:span text:style-name="T34">6</text:span><text:span text:style-name="T28">/U-15/</text:span><text:span text:style-name="T31">S128</text:span></text:p>
      <text:p text:style-name="P9"><text:bookmark text:name="docs-internal-guid-8758dc33-245a-4f98-c8cc-daeee2010ca3"/><text:span text:style-name="T35">Date:</text:span> <text:span text:style-name="T29">01</text:span><text:span text:style-name="T28"> </text:span><text:span text:style-name="T33">June</text:span><text:span text:style-name="T28">, 201</text:span><text:span text:style-name="T32">8</text:span></text:p>
      <text:p text:style-name="P1"/>
      <text:p text:style-name="P12"><text:span text:style-name="T4">Place: </text:span><text:span text:style-name="T19">New Delhi</text:span></text:p>
      <text:p text:style-name="P1"/>
      <text:p text:style-name="P14"><text:span text:style-name="T11">Received sum of </text:span><text:span text:style-name="T24">Rs. </text:span><text:span text:style-name="T27">32</text:span><text:span text:style-name="T26">,</text:span><text:span text:style-name="T27">1</text:span><text:span text:style-name="T25">00</text:span><text:span text:style-name="T1"> </text:span><text:span text:style-name="T11">/- (Rupees </text:span><text:span text:style-name="T21">thirty two</text:span><text:span text:style-name="T11"> thousand </text:span><text:span text:style-name="T21">one</text:span><text:span text:style-name="T12"> hundred</text:span><text:span text:style-name="T11"> only) from </text:span><text:span text:style-name="T7">Mr</text:span><text:span text:style-name="T4">. </text:span><text:span text:style-name="T10">John Doe</text:span><text:span text:style-name="T11"> </text:span><text:span text:style-name="T21">in advance </text:span><text:span text:style-name="T11">towards rent for the period of </text:span><text:span text:style-name="T9">three</text:span><text:span text:style-name="T6"> </text:span><text:span text:style-name="T4">month </text:span><text:span text:style-name="T13">(</text:span><text:span text:style-name="T17">April</text:span><text:span text:style-name="T16"> – </text:span><text:span text:style-name="T17">June</text:span><text:span text:style-name="T13">, 201</text:span><text:span text:style-name="T16">8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1"/>
      <text:p text:style-name="P2">Apt. S128, U-15</text:p>
      <text:p text:style-name="P2">U-Block, Sector 50,</text:p>
      <text:p text:style-name="P2">New Delhi – 110 030</text:p>
      <text:p text:style-name="P4"/>
      <text:p text:style-name="P2">For <text:span text:style-name="T36">Alice</text:span> Properties:</text:p>
      <text:p text:style-name="P2"/>
      <text:p text:style-name="P7">[stamp here]</text:p>
      <text:p text:style-name="P2"/>
      <text:p text:style-name="P2">Alice Richman,</text:p>
      <text:p text:style-name="P6">PAN: ABCPR1234C</text:p>
      <text:p text:style-name="P2">U-Block, New Delhi – 110 030</text:p>
      <text:p text:style-name="P16">RENT RECEIPT</text:p>
      <text:p text:style-name="P10"/>
      <text:p text:style-name="P11">Receipt Number: <text:span text:style-name="T28">2016/07/U-15/</text:span><text:span text:style-name="T31">S128</text:span></text:p>
      <text:p text:style-name="P10"><text:bookmark text:name="docs-internal-guid-8758dc33-245a-4f98-c8cc-daeee2010ca31"/><text:span text:style-name="T35">Date:</text:span> <text:span text:style-name="T29">01</text:span><text:span text:style-name="T28"> </text:span><text:span text:style-name="T30">July</text:span><text:span text:style-name="T28">, 201</text:span><text:span text:style-name="T29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4">Rs. </text:span><text:span text:style-name="T26">32,100</text:span><text:span text:style-name="T1"> </text:span><text:span text:style-name="T11">/- (Rupees </text:span><text:span text:style-name="T20">thirty two</text:span><text:span text:style-name="T18"> thousand </text:span><text:span text:style-name="T20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uly</text:span><text:span text:style-name="T14"> </text:span><text:span text:style-name="T15">through</text:span><text:span text:style-name="T14"> </text:span><text:span text:style-name="T15">September</text:span><text:span text:style-name="T13">, 201</text:span><text:span text:style-name="T14">6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6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0"/>
      <text:p text:style-name="P11">Receipt Number: <text:span text:style-name="T28">2016/10/U-15/</text:span><text:span text:style-name="T31">S128</text:span></text:p>
      <text:p text:style-name="P10"><text:bookmark text:name="docs-internal-guid-8758dc33-245a-4f98-c8cc-daeee2010ca32"/><text:span text:style-name="T35">Date:</text:span> <text:span text:style-name="T29">01</text:span><text:span text:style-name="T28"> </text:span><text:span text:style-name="T30">October</text:span><text:span text:style-name="T28">, 201</text:span><text:span text:style-name="T29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2">Rs. </text:span><text:span text:style-name="T23">32,100</text:span><text:span text:style-name="T11"> /- (Rupees </text:span><text:span text:style-name="T20">thirty two</text:span><text:span text:style-name="T18"> thousand </text:span><text:span text:style-name="T20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October</text:span><text:span text:style-name="T14"> </text:span><text:span text:style-name="T15">through</text:span><text:span text:style-name="T14"> </text:span><text:span text:style-name="T15">December</text:span><text:span text:style-name="T13">, 201</text:span><text:span text:style-name="T14">6</text:span><text:span text:style-name="T13">)</text:span><text:span text:style-name="T11"> <text:s/></text:span><text:span text:style-name="T12">at the rate of Rs. </text:span><text:span text:style-name="T20">10,700</text:span><text:span text:style-name="T1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6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1"/>
      <text:p text:style-name="P11">Receipt Number: <text:span text:style-name="T28">2017/01/U-15/</text:span><text:span text:style-name="T31">S128</text:span></text:p>
      <text:p text:style-name="P10"><text:bookmark text:name="docs-internal-guid-8758dc33-245a-4f98-c8cc-daeee2010ca33"/><text:span text:style-name="T35">Date:</text:span> <text:span text:style-name="T29">01</text:span><text:span text:style-name="T28"> </text:span><text:span text:style-name="T30">January</text:span><text:span text:style-name="T28">, 201</text:span><text:span text:style-name="T30">7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2">Rs. </text:span><text:span text:style-name="T23">32,100</text:span><text:span text:style-name="T11"> /- (Rupees </text:span><text:span text:style-name="T20">thirty two</text:span><text:span text:style-name="T11"> thousand </text:span><text:span text:style-name="T20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anuary</text:span><text:span text:style-name="T14"> </text:span><text:span text:style-name="T15">through</text:span><text:span text:style-name="T14"> </text:span><text:span text:style-name="T15">March</text:span><text:span text:style-name="T13">, 201</text:span><text:span text:style-name="T15">7</text:span><text:span text:style-name="T13">)</text:span><text:span text:style-name="T11"> <text:s/></text:span><text:span text:style-name="T12">at the rate of Rs. </text:span><text:span text:style-name="T20">10,7</text:span><text:span text:style-name="T12">00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<text:span text:style-name="T36">New Delhi</text:span> – 110 030</text:p>
      <text:p text:style-name="P5"/>
      <text:p text:style-name="P3">For <text:span text:style-name="T36">Alice</text:span> Properties:</text:p>
      <text:p text:style-name="P3"/>
      <text:p text:style-name="P7">[stamp here]</text:p>
      <text:p text:style-name="P3"/>
      <text:p text:style-name="P3"><text:span text:style-name="T36">Alice Richman</text:span>,</text:p>
      <text:p text:style-name="P6">PAN: ABCPR1234C</text:p>
      <text:p text:style-name="P3">U-Block, <text:span text:style-name="T36">New Delhi</text:span> – 110 0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8:02:43.281605000</meta:creation-date>
    <dc:date>2018-03-15T15:43:25.107056591</dc:date>
    <meta:editing-duration>PT1H52M13S</meta:editing-duration>
    <meta:editing-cycles>19</meta:editing-cycles>
    <meta:generator>LibreOffice/6.0.0.3$MacOSX_X86_64 LibreOffice_project/64a0f66915f38c6217de274f0aa8e15618924765</meta:generator>
    <dc:creator>Yogesh Girikumar</dc:creator>
    <meta:document-statistic meta:table-count="0" meta:image-count="0" meta:object-count="0" meta:page-count="4" meta:paragraph-count="55" meta:word-count="321" meta:character-count="1898" meta:non-whitespace-character-count="1616"/>
  </office:meta>
</office:document-meta>
</file>